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lossar</text:p>
      <text:p text:style-name="P3"/>
      <text:p text:style-name="P3">Soziales Netzwerk</text:p>
      <text:p text:style-name="P1"/>
      <text:p text:style-name="P1"><text:span text:style-name="T1">Ambiguitäten</text:span> = Mehrdeutigkeit/Doppeldeutigkeit eines Wortes(oft auch auf Grund fehlenden Kontextes aufgetreten)</text:p>
      <text:p text:style-name="P1"/>
      <text:p text:style-name="P2">konstatiert<text:span text:style-name="T2"> = stellt fest, macht ausfindig, bemerkt, feststellen</text:span></text:p>
      <text:p text:style-name="P2"><text:span text:style-name="T2"/></text:p>
      <text:p text:style-name="P2">Nivellierung = <text:span text:style-name="T2">Ausgleichen, Einebenen(Glätten/Umverteilen der sozialen Unterschied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9M42S</meta:editing-duration>
    <meta:editing-cycles>3</meta:editing-cycles>
    <meta:generator>OpenOffice/4.1.2$Win32 OpenOffice.org_project/412m3$Build-9782</meta:generator>
    <dc:date>2016-06-21T18:21:13.63</dc:date>
    <meta:document-statistic meta:table-count="0" meta:image-count="0" meta:object-count="0" meta:page-count="1" meta:paragraph-count="5" meta:word-count="29" meta:character-count="283"/>
    <dc:creator>jason statham</dc:creator>
    <meta:user-defined meta:name="Info 1"/>
    <meta:user-defined meta:name="Info 2"/>
    <meta:user-defined meta:name="Info 3"/>
    <meta:user-defined meta:name="Info 4"/>
  </office:meta>
</office:document-meta>
</file>